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" svg:font-family="'Liberation Mono'"/>
    <style:font-face style:name="Liberation Sans" svg:font-family="'Liberation Sans'"/>
    <style:font-face style:name="MathJax_Typewriter" svg:font-family="MathJax_Typewriter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style:use-window-font-color="true" style:font-name="Liberation Sans" fo:font-size="28pt" fo:font-weight="bold" fo:background-color="transparent" style:font-name-asian="Liberation Sans" style:font-name-complex="Liberation Sans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Mono" fo:font-size="10pt" fo:font-weight="normal" fo:background-color="transparent" style:font-name-asian="Liberation Mono" style:font-name-complex="Liberation Mono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MathJax_Typewriter" fo:font-size="10pt" fo:font-weight="normal" fo:background-color="transparent" style:font-name-asian="MathJax_Typewriter" style:font-name-complex="MathJax_Typewriter"/>
    </style:style>
    <style:style style:name="P7" style:family="paragraph" style:parent-style-name="Standard">
      <style:paragraph-properties fo:line-height="115%" fo:text-align="start" style:justify-single-word="false"/>
      <style:text-properties style:use-window-font-color="true" style:font-name="MathJax_Typewriter" fo:font-size="10pt" fo:font-weight="normal" fo:background-color="transparent" style:font-name-asian="MathJax_Typewriter" style:font-name-complex="MathJax_Typewriter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MathJax_Typewriter" fo:font-size="10pt" fo:font-weight="normal" officeooo:rsid="00196363" officeooo:paragraph-rsid="00196363" fo:background-color="transparent" style:font-name-asian="MathJax_Typewriter" style:font-name-complex="MathJax_Typewriter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Liberation Mono" fo:font-size="10pt" fo:font-weight="normal" fo:background-color="transparent" loext:char-shading-value="0" style:font-name-asian="Liberation Mono" style:font-name-complex="Liberation Mono"/>
    </style:style>
    <style:style style:name="T3" style:family="text">
      <style:text-properties style:use-window-font-color="true" style:font-name="Liberation Mono" fo:font-size="10pt" fo:font-weight="normal" officeooo:rsid="00196363" fo:background-color="transparent" loext:char-shading-value="0" style:font-name-asian="Liberation Mono" style:font-name-complex="Liberation Mono"/>
    </style:style>
    <style:style style:name="T4" style:family="text">
      <style:text-properties style:use-window-font-color="true" style:font-name="MathJax_Typewriter" fo:font-size="10pt" fo:font-weight="normal" fo:background-color="transparent" loext:char-shading-value="0" style:font-name-asian="MathJax_Typewriter" style:font-name-complex="MathJax_Typewriter"/>
    </style:style>
    <style:style style:name="T5" style:family="text">
      <style:text-properties officeooo:rsid="00196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Exercise 2 </text:p>
      <text:p text:style-name="P3"/>
      <text:p text:style-name="P5">Implement following functions using recursion.</text:p>
      <text:p text:style-name="P3"/>
      <text:p text:style-name="P1"><text:span text:style-name="T2">1) </text:span><text:span text:style-name="T4">flip :: [(a,b)] -&gt;[(b,a)]</text:span><text:span text:style-name="T2"> which flips each pair in the list. </text:span></text:p>
      <text:p text:style-name="P3"/>
      <text:p text:style-name="P6"><text:tab/>&gt;&gt;flip [(1,'a'),(2,'b')] </text:p>
      <text:p text:style-name="P6"><text:tab/> [('a',1), ('b',2)] </text:p>
      <text:p text:style-name="P3"/>
      <text:p text:style-name="P3"/>
      <text:p text:style-name="P1"><text:span text:style-name="T2">2) </text:span><text:span text:style-name="T4">dupli :: [a] -&gt; [a]</text:span><text:span text:style-name="T2"> which duplicate each elements of a list. </text:span></text:p>
      <text:p text:style-name="P3"/>
      <text:p text:style-name="P6"><text:tab/>&gt;&gt;dupli [1,2,3] </text:p>
      <text:p text:style-name="P6"><text:s/><text:tab/>[1,1,2,2,3,3] </text:p>
      <text:p text:style-name="P3"/>
      <text:p text:style-name="P6"><text:tab/>&gt;&gt;dupli ['a','b','b'] </text:p>
      <text:p text:style-name="P6"><text:s/><text:tab/>['a','a','b','b','b','b'] </text:p>
      <text:p text:style-name="P3"/>
      <text:p text:style-name="P1"><text:span text:style-name="T3">3</text:span><text:span text:style-name="T2">) </text:span><text:span text:style-name="T4">vowels :: [Char] -&gt; [Char]</text:span><text:span text:style-name="T2"> that takes a String and returns all the vowels in the string </text:span></text:p>
      <text:p text:style-name="P3"/>
      <text:p text:style-name="P6"><text:tab/>&gt;&gt;vowels "hello" </text:p>
      <text:p text:style-name="P1"><text:span text:style-name="T4"><text:s/><text:tab/>"eo"</text:span><text:span text:style-name="T2"> </text:span></text:p>
      <text:p text:style-name="P3"/>
      <text:p text:style-name="P3"/>
      <text:p text:style-name="P1"><text:span text:style-name="T3">4</text:span><text:span text:style-name="T2">) </text:span><text:span text:style-name="T4">repli :: [a] -&gt; Int -&gt; [a]</text:span><text:span text:style-name="T2"> which replicate the elements of a list a given number of times. </text:span></text:p>
      <text:p text:style-name="P3"/>
      <text:p text:style-name="P6"><text:tab/>&gt;&gt;repli [1,2,3] 3 </text:p>
      <text:p text:style-name="P6"><text:s/><text:tab/>[1,1,1,2,2,2,3,3,3] </text:p>
      <text:p text:style-name="P3"/>
      <text:p text:style-name="P6"><text:tab/>&gt;&gt;repli "abc" 4 </text:p>
      <text:p text:style-name="P6"><text:s/><text:tab/>"aaaabbbbcccc" </text:p>
      <text:p text:style-name="P3"/>
      <text:p text:style-name="P1"><text:span text:style-name="T3">5</text:span><text:span text:style-name="T2">) </text:span><text:span text:style-name="T4">doubleEven :: [Int] -&gt; [Int]</text:span><text:span text:style-name="T2"> which doubles each even numbers. </text:span></text:p>
      <text:p text:style-name="P3"/>
      <text:p text:style-name="P6"><text:tab/>&gt;&gt;doubleEven [2,3,5,6] </text:p>
      <text:p text:style-name="P6"><text:s/><text:tab/>[4,3,5,12] </text:p>
      <text:p text:style-name="P3"/>
      <text:p text:style-name="P1"><text:span text:style-name="T3">6</text:span><text:span text:style-name="T2">) </text:span><text:span text:style-name="T4">elem' :: [a] -&gt; a -&gt; Bool</text:span><text:span text:style-name="T2"> which takes a list xs and an element x, and returns True if x is an element of xs. </text:span></text:p>
      <text:p text:style-name="P3"/>
      <text:p text:style-name="P6"><text:tab/>&gt;&gt;elem' [1,2,3] 2 </text:p>
      <text:p text:style-name="P6"><text:s/><text:tab/>True </text:p>
      <text:p text:style-name="P3"/>
      <text:p text:style-name="P6"><text:tab/>&gt;&gt;elem' "abcd" 'e' </text:p>
      <text:p text:style-name="P6"><text:s/><text:tab/>False </text:p>
      <text:p text:style-name="P6"/>
      <text:p text:style-name="P6"><text:span text:style-name="T5">7</text:span>) kthElem :: [a] -&gt; Int -&gt; a that takes a list and an integer k and returns the kth element of the list, where elements are numbered starting from 0. (Do not use the built in operator !!)</text:p>
      <text:p text:style-name="P6"/>
      <text:p text:style-name="P6"><text:tab/>&gt;&gt;kthElem ['h','e','l','l','o'] 1</text:p>
      <text:p text:style-name="P6"><text:tab/>'e'</text:p>
      <text:p text:style-name="P3"/>
      <text:p text:style-name="P4"/>
      <text:p text:style-name="P1"><text:span text:style-name="T3">8</text:span><text:span text:style-name="T2">) </text:span><text:span text:style-name="T4">riffle :: [a] -&gt; [a] -&gt; [a</text:span><text:span text:style-name="T2">] that takes two lists of same length, and interleaves their elements in turn about order. </text:span></text:p>
      <text:p text:style-name="P3"/>
      <text:p text:style-name="P6"><text:tab/>&gt;&gt;riffle [1,2,3] [4,5,6] </text:p>
      <text:p text:style-name="P7"><text:s/><text:tab/>[1,4,2,5,3,6] </text:p>
      <text:p text:style-name="P4"/>
      <text:p text:style-name="P6"><text:span text:style-name="T5">9</text:span>) rotate :: [a] -&gt; Int -&gt; [a] that takes a list and an integer n and rotates the list n places to the <text:soft-page-break/>left.</text:p>
      <text:p text:style-name="P6"/>
      <text:p text:style-name="P6"><text:tab/>&gt;&gt;rotate ['a','b','c','d','e'] 2</text:p>
      <text:p text:style-name="P6"><text:s/><text:tab/>['c','d','e','a',b']</text:p>
      <text:p text:style-name="P6"/>
      <text:p text:style-name="P6">1<text:span text:style-name="T5">0</text:span>) merge :: Ord a =&gt; [a] -&gt; [a] -&gt; [a] that merges two sorted lists to give a single sorted list. </text:p>
      <text:p text:style-name="P6"/>
      <text:p text:style-name="P6"><text:tab/>&gt;&gt;merge [2,5,6] [1,3,4]</text:p>
      <text:p text:style-name="P6"><text:tab/>[1,2,3,4,5,6]</text:p>
      <text:p text:style-name="P8"/>
      <text:p text:style-name="P8">11) mergesort :: Ord a =&gt; [a] -&gt; [a] that sorts the given list.(Use merge)</text:p>
      <text:p text:style-name="P6"/>
      <text:p text:style-name="P6">1<text:span text:style-name="T5">2</text:span>) dropEvery :: [a] -&gt; Int -&gt; [a]<text:tab/>that takes a list and an integer n and drops every nh element from the list.</text:p>
      <text:p text:style-name="P6"/>
      <text:p text:style-name="P6"><text:tab/>&gt;&gt;dropEvery [1,2,3,4,5,6,7,8,9,10] 3</text:p>
      <text:p text:style-name="P6"><text:tab/>[1,2,4,5,7,8,10]</text:p>
      <text:p text:style-name="P3"/>
      <text:p text:style-name="P3"/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" svg:font-family="'Liberation Mono'"/>
    <style:font-face style:name="Liberation Sans" svg:font-family="'Liberation Sans'"/>
    <style:font-face style:name="MathJax_Typewriter" svg:font-family="MathJax_Typewriter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4T14:11:30.736783194</dc:date>
    <meta:editing-duration>PT8M4S</meta:editing-duration>
    <meta:editing-cycles>1</meta:editing-cycles>
    <meta:document-statistic meta:table-count="0" meta:image-count="0" meta:object-count="0" meta:page-count="2" meta:paragraph-count="43" meta:word-count="309" meta:character-count="1801" meta:non-whitespace-character-count="1465"/>
    <meta:generator>LibreOffice/6.4.7.2$Linux_X86_64 LibreOffice_project/40$Build-2</meta:generator>
  </office:meta>
</office:document-meta>
</file>